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72pt" style:font-size-asian="72pt" style:font-size-complex="72pt"/>
    </style:style>
    <style:style style:name="T3" style:parent-style-name="DefaultParagraphFont" style:family="text">
      <style:text-properties fo:font-size="72pt" style:font-size-asian="72pt" style:font-size-complex="72pt"/>
    </style:style>
    <style:style style:name="P4" style:parent-style-name="Normal" style:family="paragraph">
      <style:paragraph-properties fo:text-align="center"/>
      <style:text-properties fo:font-size="72pt" style:font-size-asian="72pt" style:font-size-complex="72pt"/>
    </style:style>
    <style:style style:family="graphic" style:name="a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2.36458in" svg:y="2.5875in" svg:width="4.33333in" svg:height="1.27083in" draw:z-index="251659264" draw:id="id0" draw:style-name="a0" draw:name="Arrow: Right 1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3">POWER SWITCH NUMBER 1</text:span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yle Michael Douglass</meta:initial-creator>
    <dc:creator>Kyle Michael Douglass</dc:creator>
    <meta:creation-date>2025-05-27T12:22:00Z</meta:creation-date>
    <dc:date>2025-05-27T12:35:00Z</dc:date>
    <meta:print-date>2025-05-27T12:24:00Z</meta:print-date>
    <meta:template xlink:href="Normal.dotm" xlink:type="simple"/>
    <meta:editing-cycles>1</meta:editing-cycles>
    <meta:editing-duration>PT660S</meta:editing-duration>
    <meta:document-statistic meta:page-count="1" meta:paragraph-count="1" meta:word-count="3" meta:character-count="23" meta:row-count="1" meta:non-whitespace-character-count="21"/>
  </office:meta>
</office:document-meta>
</file>